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/>
    </style:style>
    <style:style style:name="P2" style:parent-style-name="Standard" style:family="paragraph">
      <style:text-properties fo:color="#000000"/>
    </style:style>
    <style:style style:name="T3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4" style:parent-style-name="Основнойшрифтабзаца" style:family="text">
      <style:text-properties fo:color="#000000" fo:language="en" fo:country="US"/>
    </style:style>
    <style:style style:name="T5" style:parent-style-name="Основнойшрифтабзаца" style:family="text">
      <style:text-properties fo:color="#000000"/>
    </style:style>
    <style:style style:name="T6" style:parent-style-name="Основнойшрифтабзаца" style:family="text">
      <style:text-properties fo:color="#000000" fo:language="en" fo:country="US"/>
    </style:style>
    <style:style style:name="T7" style:parent-style-name="Основнойшрифтабзаца" style:family="text">
      <style:text-properties fo:color="#000000"/>
    </style:style>
    <style:style style:name="T8" style:parent-style-name="Основнойшрифтабзаца" style:family="text">
      <style:text-properties fo:color="#000000" fo:language="en" fo:country="US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 fo:language="en" fo:country="US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 fo:language="en" fo:country="US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 fo:language="en" fo:country="US"/>
    </style:style>
    <style:style style:name="T15" style:parent-style-name="Основнойшрифтабзаца" style:family="text">
      <style:text-properties fo:color="#000000"/>
    </style:style>
    <style:style style:name="T16" style:parent-style-name="Основнойшрифтабзаца" style:family="text">
      <style:text-properties fo:color="#000000" fo:language="en" fo:country="US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 fo:language="en" fo:country="US"/>
    </style:style>
    <style:style style:name="T19" style:parent-style-name="Основнойшрифтабзаца" style:family="text">
      <style:text-properties fo:color="#000000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font-style="italic" style:font-style-asian="italic" style:font-style-complex="italic" fo:color="#000000"/>
    </style:style>
    <style:style style:name="P27" style:parent-style-name="Standard" style:family="paragraph">
      <style:text-properties fo:font-style="italic" style:font-style-asian="italic" style:font-style-complex="italic" fo:color="#000000"/>
    </style:style>
    <style:style style:name="P28" style:parent-style-name="Standard" style:family="paragraph">
      <style:text-properties fo:font-style="italic" style:font-style-asian="italic" style:font-style-complex="italic" fo:color="#000000"/>
    </style:style>
    <style:style style:name="T29" style:parent-style-name="Основнойшрифтабзаца" style:family="text">
      <style:text-properties fo:font-weight="bold" style:font-weight-asian="bold" style:font-weight-complex="bold" fo:color="#000000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T40" style:parent-style-name="Основнойшрифтабзаца" style:family="text">
      <style:text-properties fo:font-weight="bold" style:font-weight-asian="bold" style:font-weight-complex="bold" fo:color="#000000"/>
    </style:style>
    <style:style style:name="T41" style:parent-style-name="Основнойшрифтабзаца" style:family="text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font-style="italic" style:font-style-asian="italic" style:font-style-complex="italic" fo:color="#000000"/>
    </style:style>
    <style:style style:name="P56" style:parent-style-name="Standard" style:family="paragraph">
      <style:text-properties fo:font-style="italic" style:font-style-asian="italic" style:font-style-complex="italic" fo:color="#000000"/>
    </style:style>
    <style:style style:name="T57" style:parent-style-name="Основнойшрифтабзаца" style:family="text">
      <style:text-properties fo:font-weight="bold" style:font-weight-asian="bold" style:font-weight-complex="bold" fo:color="#000000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fo:color="#000000"/>
    </style:style>
    <style:style style:name="T60" style:parent-style-name="Основнойшрифтабзаца" style:family="text">
      <style:text-properties fo:color="#000000"/>
    </style:style>
    <style:style style:name="T61" style:parent-style-name="Основнойшрифтабзаца" style:family="text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Основнойшрифтабзаца" style:family="text">
      <style:text-properties fo:color="#000000"/>
    </style:style>
    <style:style style:name="T68" style:parent-style-name="Основнойшрифтабзаца" style:family="text">
      <style:text-properties fo:color="#000000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T79" style:parent-style-name="Основнойшрифтабзаца" style:family="text">
      <style:text-properties fo:font-weight="bold" style:font-weight-asian="bold" style:font-weight-complex="bold" fo:color="#000000"/>
    </style:style>
    <style:style style:name="T80" style:parent-style-name="Основнойшрифтабзаца" style:family="text">
      <style:text-properties fo:color="#000000"/>
    </style:style>
    <style:style style:name="T81" style:parent-style-name="Основнойшрифтабзаца" style:family="text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T86" style:parent-style-name="Основнойшрифтабзаца" style:family="text">
      <style:text-properties fo:font-weight="bold" style:font-weight-asian="bold" style:font-weight-complex="bold" fo:color="#000000"/>
    </style:style>
    <style:style style:name="T87" style:parent-style-name="Основнойшрифтабзаца" style:family="text">
      <style:text-properties fo:color="#000000"/>
    </style:style>
    <style:style style:name="T88" style:parent-style-name="Основнойшрифтабзаца" style:family="text">
      <style:text-properties fo:color="#000000"/>
    </style:style>
    <style:style style:name="T89" style:parent-style-name="Основнойшрифтабзаца" style:family="text">
      <style:text-properties fo:color="#000000"/>
    </style:style>
    <style:style style:name="T90" style:parent-style-name="Основнойшрифтабзаца" style:family="text">
      <style:text-properties fo:color="#000000"/>
    </style:style>
    <style:style style:name="T91" style:parent-style-name="Основнойшрифтабзаца" style:family="text">
      <style:text-properties fo:color="#000000"/>
    </style:style>
    <style:style style:name="T92" style:parent-style-name="Основнойшрифтабзаца" style:family="text">
      <style:text-properties fo:color="#000000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/>
    </style:style>
    <style:style style:name="T95" style:parent-style-name="Основнойшрифтабзаца" style:family="text">
      <style:text-properties fo:color="#000000"/>
    </style:style>
    <style:style style:name="T96" style:parent-style-name="Основнойшрифтабзаца" style:family="text">
      <style:text-properties fo:color="#000000"/>
    </style:style>
    <style:style style:name="T97" style:parent-style-name="Основнойшрифтабзаца" style:family="text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font-style="italic" style:font-style-asian="italic" style:font-style-complex="italic" fo:color="#000000"/>
    </style:style>
    <style:style style:name="P103" style:parent-style-name="Standard" style:family="paragraph">
      <style:text-properties fo:font-style="italic" style:font-style-asian="italic" style:font-style-complex="italic" fo:color="#000000"/>
    </style:style>
    <style:style style:name="P104" style:parent-style-name="Standard" style:family="paragraph">
      <style:text-properties fo:font-style="italic" style:font-style-asian="italic" style:font-style-complex="italic" fo:color="#000000"/>
    </style:style>
    <style:style style:name="P105" style:parent-style-name="Standard" style:family="paragraph">
      <style:text-properties fo:font-style="italic" style:font-style-asian="italic" style:font-style-complex="italic" fo:color="#000000"/>
    </style:style>
    <style:style style:name="P106" style:parent-style-name="Standard" style:family="paragraph">
      <style:text-properties fo:font-style="italic" style:font-style-asian="italic" style:font-style-complex="italic" fo:color="#000000"/>
    </style:style>
    <style:style style:name="P107" style:parent-style-name="Standard" style:family="paragraph">
      <style:text-properties fo:font-style="italic" style:font-style-asian="italic" style:font-style-complex="italic" fo:color="#000000"/>
    </style:style>
    <style:style style:name="P108" style:parent-style-name="Standard" style:family="paragraph">
      <style:text-properties fo:font-style="italic" style:font-style-asian="italic" style:font-style-complex="italic" fo:color="#000000"/>
    </style:style>
    <style:style style:name="P109" style:parent-style-name="Standard" style:family="paragraph">
      <style:text-properties fo:font-style="italic" style:font-style-asian="italic" style:font-style-complex="italic" fo:color="#000000"/>
    </style:style>
    <style:style style:name="P110" style:parent-style-name="Standard" style:family="paragraph">
      <style:text-properties fo:font-style="italic" style:font-style-asian="italic" style:font-style-complex="italic" fo:color="#000000"/>
    </style:style>
    <style:style style:name="P111" style:parent-style-name="Standard" style:family="paragraph">
      <style:text-properties fo:font-style="italic" style:font-style-asian="italic" style:font-style-complex="italic" fo:color="#000000"/>
    </style:style>
    <style:style style:name="P112" style:parent-style-name="Standard" style:family="paragraph">
      <style:text-properties fo:font-style="italic" style:font-style-asian="italic" style:font-style-complex="italic" fo:color="#000000"/>
    </style:style>
    <style:style style:name="P113" style:parent-style-name="Standard" style:family="paragraph">
      <style:text-properties fo:font-style="italic" style:font-style-asian="italic" style:font-style-complex="italic" fo:color="#000000"/>
    </style:style>
    <style:style style:name="P114" style:parent-style-name="Standard" style:family="paragraph">
      <style:text-properties fo:font-style="italic" style:font-style-asian="italic" style:font-style-complex="italic" fo:color="#000000"/>
    </style:style>
    <style:style style:name="P115" style:parent-style-name="Standard" style:family="paragraph">
      <style:text-properties fo:font-style="italic" style:font-style-asian="italic" style:font-style-complex="italic" fo:color="#000000"/>
    </style:style>
    <style:style style:name="P116" style:parent-style-name="Standard" style:family="paragraph">
      <style:text-properties fo:font-style="italic" style:font-style-asian="italic" style:font-style-complex="italic" fo:color="#000000"/>
    </style:style>
    <style:style style:name="P117" style:parent-style-name="Standard" style:family="paragraph">
      <style:text-properties fo:font-style="italic" style:font-style-asian="italic" style:font-style-complex="italic" fo:color="#000000"/>
    </style:style>
    <style:style style:name="P118" style:parent-style-name="Standard" style:family="paragraph">
      <style:text-properties fo:font-style="italic" style:font-style-asian="italic" style:font-style-complex="italic" fo:color="#000000"/>
    </style:style>
    <style:style style:name="P119" style:parent-style-name="Standard" style:family="paragraph">
      <style:text-properties fo:font-style="italic" style:font-style-asian="italic" style:font-style-complex="italic" fo:color="#000000"/>
    </style:style>
    <style:style style:name="P120" style:parent-style-name="Standard" style:family="paragraph">
      <style:text-properties fo:font-style="italic" style:font-style-asian="italic" style:font-style-complex="italic" fo:color="#000000"/>
    </style:style>
    <style:style style:name="P121" style:parent-style-name="Standard" style:family="paragraph">
      <style:text-properties fo:font-style="italic" style:font-style-asian="italic" style:font-style-complex="italic" fo:color="#000000"/>
    </style:style>
    <style:style style:name="P122" style:parent-style-name="Standard" style:family="paragraph">
      <style:text-properties fo:font-style="italic" style:font-style-asian="italic" style:font-style-complex="italic" fo:color="#000000"/>
    </style:style>
    <style:style style:name="P123" style:parent-style-name="Standard" style:family="paragraph">
      <style:text-properties fo:font-style="italic" style:font-style-asian="italic" style:font-style-complex="italic" fo:color="#000000"/>
    </style:style>
    <style:style style:name="P124" style:parent-style-name="Standard" style:family="paragraph">
      <style:text-properties fo:font-style="italic" style:font-style-asian="italic" style:font-style-complex="italic" fo:color="#000000"/>
    </style:style>
  </office:automatic-styles>
  <office:body>
    <office:text text:use-soft-page-breaks="true">
      <text:p text:style-name="P1">Вопрос для удалённого собеседования</text:p>
      <text:p text:style-name="P2"/>
      <text:p text:style-name="Standard"><text:span text:style-name="T3">1.</text:span><text:span text:style-name="T4"><text:s/></text:span><text:span text:style-name="T5">Есть</text:span><text:span text:style-name="T6"><text:s/></text:span><text:span text:style-name="T7">две</text:span><text:span text:style-name="T8"><text:s/></text:span><text:span text:style-name="T9">таблицы</text:span><text:span text:style-name="T10"><text:s/>(</text:span><text:span text:style-name="T11">в</text:span><text:span text:style-name="T12"><text:s/></text:span><text:span text:style-name="T13">скобочках</text:span><text:span text:style-name="T14"><text:s/></text:span><text:span text:style-name="T15">колонки</text:span><text:span text:style-name="T16">): users(user_id, login)<text:s/></text:span><text:span text:style-name="T17">и</text:span><text:span text:style-name="T18"><text:s/>images(user_id, loaded_datetime, file_path).<text:s/></text:span><text:span text:style-name="T19">Напиши</text:span><text:span text:style-name="T20">те</text:span><text:span text:style-name="T21"><text:s/>SQL-запрос(ы) с помощью которого(ых) ты бы получил последнюю загруженную картинку (путь к файлу) пользователя с логином dimuls.</text:span></text:p>
      <text:p text:style-name="P22"/>
      <text:p text:style-name="P23">+ Дополнительно: напишите<text:s/>SQL-запрос(ы) с помощью которого(ых) ты бы получил таблицу с логинами и последними картинками всех пользователей.</text:p>
      <text:p text:style-name="P24"/>
      <text:p text:style-name="P25">+ Дополнительно: какие тут нужны индексы, чтобы два вышеназванных запроса выполнялись быстрее при огромном кол-ве пользователей<text:s/>и картинок.</text:p>
      <text:p text:style-name="P26"/>
      <text:p text:style-name="P27"/>
      <text:p text:style-name="P28"/>
      <text:p text:style-name="Standard"><text:span text:style-name="T29">2.</text:span><text:span text:style-name="T30"><text:s/>Приведи</text:span><text:span text:style-name="T31">те</text:span><text:span text:style-name="T32"><text:s/>красивый пример кода страницы (html+css) с формой логина. На форме должны быть поля для логин и пароля и кнопка войти.</text:span></text:p>
      <text:p text:style-name="P33"/>
      <text:p text:style-name="P34">+ Дополнительно: выровните<text:s/>форму по середине страницы (по вертикали и горизонтали).</text:p>
      <text:p text:style-name="P35"/>
      <text:p text:style-name="P36">+ Дополнительно: сделайте<text:s/>так, чтобы эта страницы красиво отображалась не только на больших мониторах, но и на планшетах и телефонах (мин. разрешение 320x480).</text:p>
      <text:p text:style-name="P37"/>
      <text:p text:style-name="P38"/>
      <text:p text:style-name="P39"/>
      <text:p text:style-name="Standard"><text:span text:style-name="T40">3.</text:span><text:span text:style-name="T41"><text:s/>Приведи пример кода страницы (html+css+js) на которой отображалась бы:</text:span></text:p>
      <text:p text:style-name="P42"><text:tab/>- поле для ввода матрицы (массив массивов, например [[1,2,3,4], [3,4,5,6]]);</text:p>
      <text:p text:style-name="P43"><text:tab/>- кнопка показать, при нажатии на введённая матрица отображалась в виде таблицы</text:p>
      <text:p text:style-name="P44"><text:tab/>- таблица с данными из введённой матрицы.</text:p>
      <text:p text:style-name="P45">Код должен уметь работать с матрицей любой размерности.</text:p>
      <text:p text:style-name="P46"/>
      <text:p text:style-name="P47">+ Дополнительно: чтобы выглядело красиво.</text:p>
      <text:p text:style-name="P48"/>
      <text:p text:style-name="P49">+<text:s/>Дополнительно: сделайте<text:s/>так, чтобы если введена некорректная матрица, то отображалась сообщение об ошибке, а таблица исчезала.</text:p>
      <text:p text:style-name="P50"/>
      <text:p text:style-name="P51">+ Дополнительно: сделайте<text:s/>это с использованием только одной библиотеки — knockout.js.</text:p>
      <text:p text:style-name="P52"/>
      <text:p text:style-name="P53">+ Дополнительно: сделайте<text:s/>так, чтобы матрица обновлялась (или показывалась сообщение об ошибке) не по нажатию кнопки, а сразу после ввода очередного символа в поле ввода матрицы.</text:p>
      <text:p text:style-name="P54"/>
      <text:p text:style-name="P55"/>
      <text:p text:style-name="P56"/>
      <text:p text:style-name="Standard"><text:span text:style-name="T57">4.</text:span><text:span text:style-name="T58"><text:s/>Сделай</text:span><text:span text:style-name="T59">те</text:span><text:span text:style-name="T60"><text:s/>веб-сайт с использованием любого языка программирования и веб-фреймворка, который бы при запросе любой старниц</text:span><text:span text:style-name="T61">ы показывал текущий запрошенный HTTP-путь.</text:span></text:p>
      <text:p text:style-name="P62"/>
      <text:p text:style-name="P63">+ Дополнительно: помимо показа текущего HTTP-пути сделать показать ссылку на предыдущую посещенную страницу этим браузером. Если предыдущих нет, то написать, что нет. То есть если я первый раз зашёл на страницу /test, а потом ввёл /testtest, то на страницу будет сначала текст «/testtest», а затем ссылка «/test», ведущая на страницу /test.</text:p>
      <text:p text:style-name="P64"/>
      <text:p text:style-name="P65">+ Дополнительно: отображать ссылки на 10 последних посещённых страниц.</text:p>
      <text:p text:style-name="P66"/>
      <text:p text:style-name="Standard"><text:span text:style-name="T67">+ Дополнительно: сделать это на perl+mojolicoius.<text:s/></text:span><text:a xlink:href="http://mojolicio.us/" office:target-frame-name="_top" xlink:show="replace"><text:span text:style-name="T68">Mojolicious</text:span></text:a><text:span text:style-name="T69"><text:s/>— это такой веб-фреймворк для в языке<text:s/></text:span><text:a xlink:href="http://perldoc.perl.org/perlintro.html" office:target-frame-name="_top" xlink:show="replace"><text:span text:style-name="T70">Perl</text:span></text:a><text:span text:style-name="T71">.</text:span></text:p>
      <text:p text:style-name="P72"/>
      <text:p text:style-name="P73">+ Дополнительно: сделать это на perl+mojolicious однострочником.</text:p>
      <text:p text:style-name="P74"><text:s/></text:p>
      <text:p text:style-name="P75">+ Дополнительно: с использованием sqlite сделать хранение списка посещённых всеми пользователями страниц в хронологическом порядке. Список этот должен быть доступен на странице /history.</text:p>
      <text:p text:style-name="P76"/>
      <text:p text:style-name="P77"/>
      <text:p text:style-name="P78"/>
      <text:p text:style-name="Standard"><text:span text:style-name="T79">5.</text:span><text:span text:style-name="T80"><text:s/>Допустим есть две папки: /from и /to. В первой папке лежат файлы с именами вида a_1 … a_1000, b_1 … b_100</text:span><text:span text:style-name="T81">0, …, z_1 … z_1000. Во второй папке нужно создать папки a … z, и в каждую перенести файлы из первой папки с соответствующим префиксом и убрать префикс из имени файла.</text:span></text:p>
      <text:p text:style-name="P82">В итоге /from должен стать пустым, а в /to должны быть папки a … z, в каждой из которых файлы 1 … 1000.<text:s/>Напишите,<text:s/>как в консоли проще всего это сделать, приведите<text:s/>последовательность команд.</text:p>
      <text:p text:style-name="P83"/>
      <text:p text:style-name="P84"/>
      <text:p text:style-name="P85"><text:tab/></text:p>
      <text:p text:style-name="Standard"><text:span text:style-name="T86">6.</text:span><text:span text:style-name="T87"><text:s/>Выложи</text:span><text:span text:style-name="T88">те</text:span><text:span text:style-name="T89"><text:s/>свои решения на публичном github или bitbucket (или<text:s/></text:span><text:span text:style-name="T90">на<text:s/></text:span><text:span text:style-name="T91">другом<text:s/></text:span><text:span text:style-name="T92">подходящем, по Вашему мнению,</text:span><text:span text:style-name="T93"><text:s/>месте) репозитории. И пришли</text:span><text:span text:style-name="T94">те</text:span><text:span text:style-name="T95"><text:s/>нам ссылку вместо архива с реш</text:span><text:span text:style-name="T96">ениями. В этом случае постарайтесь</text:span><text:span text:style-name="T97"><text:s/>сделать так (в разумных пределах), чтобы нам было понятно где какое решение,</text:span><text:span text:style-name="T98"><text:s/>какой задачи и как его запускать.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адим  Чернов</meta:initial-creator>
    <dc:creator>Sukhova Yana</dc:creator>
    <meta:creation-date>2015-09-15T12:30:00Z</meta:creation-date>
    <dc:date>2015-09-16T07:42:00Z</dc:date>
    <meta:template xlink:href="Normal.dotm" xlink:type="simple"/>
    <meta:editing-cycles>112</meta:editing-cycles>
    <meta:editing-duration>PT8520S</meta:editing-duration>
    <meta:document-statistic meta:page-count="1" meta:paragraph-count="7" meta:word-count="532" meta:character-count="3564" meta:row-count="25" meta:non-whitespace-character-count="3039"/>
  </office:meta>
</office:document-meta>
</file>